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4b44" officeooo:paragraph-rsid="00064b44"/>
    </style:style>
    <style:style style:name="P2" style:family="paragraph" style:parent-style-name="Standard">
      <style:text-properties officeooo:rsid="00073570" officeooo:paragraph-rsid="00064b44"/>
    </style:style>
    <style:style style:name="P3" style:family="paragraph" style:parent-style-name="Standard">
      <style:text-properties officeooo:rsid="00073570" officeooo:paragraph-rsid="00073570"/>
    </style:style>
    <style:style style:name="P4" style:family="paragraph" style:parent-style-name="Standard">
      <style:text-properties officeooo:rsid="00073570" officeooo:paragraph-rsid="0008ef29"/>
    </style:style>
    <style:style style:name="T1" style:family="text">
      <style:text-properties officeooo:rsid="0008ef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inforcement Learning</text:p>
      <text:p text:style-name="P2"/>
      <text:p text:style-name="P2">Motivation</text:p>
      <text:p text:style-name="P2"/>
      <text:p text:style-name="P2"><text:s text:c="4"/>This subject got the attention of our group since the first class we’ve heard about it. Not just because it is new, but mainly because it has a lot of uses not explored yet, and a lot of pitfalls also. So we decide to choose it even knowing the task will be very difficult to accomplish the way we want due to the few time available to perform it. Even though the learning about the different techniques and strategies was reached when we face the problem of training this kind of algorithm.</text:p>
      <text:p text:style-name="P2"/>
      <text:p text:style-name="P2">Reinforcement Learning – the third way</text:p>
      <text:p text:style-name="P2"/>
      <text:p text:style-name="P2"><text:s text:c="4"/>Different from the previous Machine learning paradigms the Supervised and Unsupervised Learning where we have a lot of data annotated to teach a neuron network to achieve a goal on the first, and learn the behavior of the few not annotated input data on the second, the Reinforcement Learning approach does not require a lot of data to training an algorithm to achieve a goal, because it generates this data on the fly in a dynamic way.</text:p>
      <text:p text:style-name="P2"><text:s text:c="4"/>Sutton, R. S. brings a good definition of reinforcement learning “… Reinforcement learning is learning what to do—how to map situations to actions—so as to maximize a numerical reward signal. The learner is not told which actions to take, but instead must discover which actions yield the most reward by trying them...” <text:s text:c="3"/></text:p>
      <text:p text:style-name="P1"/>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6:47:23.667136681</meta:creation-date>
    <dc:date>2018-12-15T19:14:55.276568323</dc:date>
    <meta:editing-duration>PT1H56M50S</meta:editing-duration>
    <meta:editing-cycles>1</meta:editing-cycles>
    <meta:document-statistic meta:table-count="0" meta:image-count="0" meta:object-count="0" meta:page-count="1" meta:paragraph-count="7" meta:word-count="231" meta:character-count="1334" meta:non-whitespace-character-count="1092"/>
    <meta:generator>LibreOffice/6.0.6.2$Linux_X86_64 LibreOffice_project/00m0$Build-2</meta:generator>
  </office:meta>
</office:document-meta>
</file>